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753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ce5"/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Лабораторная 1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2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3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4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5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6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7</text:p>
          </table:table-cell>
          <table:covered-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Валиева Гульназ Ильгизовна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араева Диляра Равилевна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Гарейшин Азат Артурович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ахер Ренат Насер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иярова Дина Ильдаровна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Жеребцов Григорий Алексеевич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Зубрилин Роман Витальевич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Магасумов Никита Евгеньевич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Максютов Марсель Уралович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Миникеев Алмаз Ахсянович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Мищенко Денис Витальевич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Мухутдинова София Фаритовна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Насыров Айдар Айратович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Нугуманова Анна Альбертовна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Плотницкий Анатолий Сергеевич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Разуткин Игорь Олегович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Сагдатов Фаиль Фазылович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Сахно Владислав Витальевич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Сергеев Александр Дмитриевич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Тихонов Антон Эдуардович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Хаматянов Марсель Ильгизович</text:p>
          </table:table-cell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2:57:36.501347261</meta:creation-date>
    <dc:date>2019-09-21T13:07:14.006740269</dc:date>
    <meta:editing-duration>PT9M37S</meta:editing-duration>
    <meta:editing-cycles>1</meta:editing-cycles>
    <meta:generator>LibreOffice/6.1.2.1$MacOSX_X86_64 LibreOffice_project/65905a128db06ba48db947242809d14d3f9a93fe</meta:generator>
    <meta:document-statistic meta:table-count="1" meta:cell-count="63" meta:object-count="0"/>
    <meta:user-defined meta:name=""/>
  </office:meta>
</office:document-meta>
</file>